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1127101F556AB707D1.png" manifest:media-type="image/png"/>
  <manifest:file-entry manifest:full-path="Pictures/100002010000008400000063EF147775D5332ACD.png" manifest:media-type="image/png"/>
  <manifest:file-entry manifest:full-path="Pictures/100002010000023E0000019DAED27BF16CA6A34F.png" manifest:media-type="image/png"/>
  <manifest:file-entry manifest:full-path="Pictures/100002010000013D00000058C0AD7B014E7D8729.png" manifest:media-type="image/png"/>
  <manifest:file-entry manifest:full-path="Pictures/10000201000001880000014DAB61A000712B598D.png" manifest:media-type="image/png"/>
  <manifest:file-entry manifest:full-path="Pictures/10000201000001B5000001474950B4831D48F1C6.png" manifest:media-type="image/png"/>
  <manifest:file-entry manifest:full-path="Pictures/100002010000027900000196E19852A0CA0C49B7.png" manifest:media-type="image/png"/>
  <manifest:file-entry manifest:full-path="Pictures/100002010000028000000110423F8ACEE26B3DAA.png" manifest:media-type="image/png"/>
  <manifest:file-entry manifest:full-path="Pictures/10000201000000B6000000838B4EA33FA1BCAB8C.png" manifest:media-type="image/png"/>
  <manifest:file-entry manifest:full-path="Pictures/10000201000001C8000001D9B1DE87A6B5D734EC.png" manifest:media-type="image/png"/>
  <manifest:file-entry manifest:full-path="Pictures/1000020100000246000001C896F5C2093DEA902D.png" manifest:media-type="image/png"/>
  <manifest:file-entry manifest:full-path="Pictures/100002010000007700000067CD4B7DF38EDA6A82.png" manifest:media-type="image/png"/>
  <manifest:file-entry manifest:full-path="Pictures/10000201000001350000006F8FC2C17112792DBC.png" manifest:media-type="image/png"/>
  <manifest:file-entry manifest:full-path="Pictures/100002010000016400000127160AF6575D7C7A1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mbria Math" svg:font-family="'Cambria Math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Arial Narrow" svg:font-family="'Arial Narrow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ambria Math1" svg:font-family="'Cambria Math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no-wrap" draw:ole-draw-aspect="1"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14cm, 1.182cm, 1.605cm, 1.556cm)" draw:image-opacity="100%" style:mirror="none"/>
    </style:style>
    <style:style style:name="gr6" style:family="graphic" style:parent-style-name="standard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4472c4" draw:marker-end="msArrowEnd_20_5" draw:marker-end-width="0.31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4" svg:stroke-width="0.053cm" svg:stroke-color="#4472c4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18cm" svg:stroke-color="#4472c4" draw:marker-start="msArrowEnd_20_5" draw:marker-start-width="0.21cm" draw:marker-start-center="fals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draw:stroke="solid" svg:stroke-width="0.106cm" svg:stroke-color="#32549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ff0000" draw:marker-start="msArrowEnd_20_5" draw:marker-start-width="0.318cm" draw:marker-start-center="fals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2" style:family="presentation" style:parent-style-name="En_20_blanc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fo:font-style="normal" fo:font-weight="bold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fo:font-style="normal" fo:font-weight="bold" fo:hyphenate="false"/>
    </style:style>
    <style:style style:name="T1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language="ca" fo:country="E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language="ca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ff0000" style:text-line-through-style="none" style:text-line-through-type="none" style:text-position="-25% 58%" style:font-name="Calibri1" fo:font-size="18pt" fo:letter-spacing="normal" fo:language="ca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4472c4" style:text-line-through-style="none" style:text-line-through-type="none" style:text-position="0% 100%" style:font-name="Calibri1" fo:font-size="20pt" fo:letter-spacing="normal" fo:language="ca" fo:country="E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4472c4" style:text-line-through-style="none" style:text-line-through-type="none" style:text-position="0% 100%" style:font-name="Symbol" fo:font-size="18pt" fo:letter-spacing="normal" fo:language="ca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ca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style:font-name-asian="Cambria Math1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203864" style:text-line-through-style="none" style:text-line-through-type="none" style:text-position="0% 100%" style:font-name="Calibri1" fo:font-size="24pt" fo:letter-spacing="normal" fo:language="ca" fo:country="E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language="ca" fo:country="E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Arial Narrow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language="ca" fo:country="E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1" fo:letter-spacing="normal" fo:language="ca" fo:country="E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ca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ca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203864" style:text-line-through-style="none" style:text-line-through-type="none" style:text-position="0% 100%" style:font-name="Calibri1" fo:font-size="28pt" fo:letter-spacing="normal" fo:language="ca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Calibri1" fo:letter-spacing="normal" fo:language="ca" fo:country="E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language="ca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language="ca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language="ca" fo:country="E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alibri1" fo:letter-spacing="normal" fo:language="ca" fo:country="ES" style:text-underline-style="none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038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Imagen 4" draw:style-name="gr1" draw:text-style-name="P1" draw:layer="layout" svg:width="3.492cm" svg:height="2.619cm" svg:x="5.4cm" svg:y="4.347cm">
          <draw:image xlink:href="Pictures/100002010000008400000063EF147775D5332ACD.png" xlink:type="simple" xlink:show="embed" xlink:actuate="onLoad" loext:mime-type="image/png">
            <text:p/>
          </draw:image>
        </draw:frame>
        <draw:frame draw:name="Imagen 6" draw:style-name="gr1" draw:text-style-name="P1" draw:layer="layout" svg:width="3.148cm" svg:height="2.725cm" svg:x="9.82cm" svg:y="4.347cm">
          <draw:image xlink:href="Pictures/100002010000007700000067CD4B7DF38EDA6A82.png" xlink:type="simple" xlink:show="embed" xlink:actuate="onLoad" loext:mime-type="image/png">
            <text:p/>
          </draw:image>
        </draw:frame>
        <draw:frame draw:name="Imagen 8" draw:style-name="gr1" draw:text-style-name="P1" draw:layer="layout" svg:width="4.815cm" svg:height="3.466cm" svg:x="13.896cm" svg:y="4.347cm">
          <draw:image xlink:href="Pictures/10000201000000B6000000838B4EA33FA1BCAB8C.png" xlink:type="simple" xlink:show="embed" xlink:actuate="onLoad" loext:mime-type="image/png">
            <text:p/>
          </draw:image>
        </draw:frame>
        <draw:frame draw:name="Imagen 10" draw:style-name="gr1" draw:text-style-name="P1" draw:layer="layout" svg:width="11.563cm" svg:height="8.652cm" svg:x="5.023cm" svg:y="8.764cm">
          <draw:image xlink:href="Pictures/10000201000001B5000001474950B4831D48F1C6.png" xlink:type="simple" xlink:show="embed" xlink:actuate="onLoad" loext:mime-type="image/png">
            <text:p/>
          </draw:image>
        </draw:frame>
        <draw:frame draw:name="Imagen 12" draw:style-name="gr1" draw:text-style-name="P1" draw:layer="layout" svg:width="10.372cm" svg:height="8.811cm" svg:x="16.933cm" svg:y="8.684cm">
          <draw:image xlink:href="Pictures/10000201000001880000014DAB61A000712B59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_20_blanco">
        <draw:frame draw:name="Imagen 3" draw:style-name="gr1" draw:text-style-name="P1" draw:layer="layout" svg:width="18.145cm" svg:height="11.638cm" svg:x="3.289cm" svg:y="-0.026cm">
          <draw:image xlink:href="Pictures/100002010000027900000196E19852A0CA0C49B7.png" xlink:type="simple" xlink:show="embed" xlink:actuate="onLoad" loext:mime-type="image/png">
            <text:p/>
          </draw:image>
          <svg:desc>Imagen de la pantalla de un video juego

Descripción generada automáticamente con confianza baja</svg:desc>
        </draw:frame>
        <draw:frame draw:name="Imagen 7" draw:style-name="gr1" draw:text-style-name="P1" draw:layer="layout" svg:width="18.349cm" svg:height="7.798cm" svg:x="3.292cm" svg:y="11.376cm">
          <draw:image xlink:href="Pictures/100002010000028000000110423F8ACEE26B3DAA.png" xlink:type="simple" xlink:show="embed" xlink:actuate="onLoad" loext:mime-type="image/png">
            <text:p/>
          </draw:image>
          <svg:desc>Diagrama, Esquemático

Descripción generada automáticamente</svg:desc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_20_blanco">
        <draw:frame draw:name="Imagen 2" draw:style-name="gr1" draw:text-style-name="P1" draw:layer="layout" svg:width="15.4cm" svg:height="12.066cm" svg:x="0.783cm" svg:y="1.214cm">
          <draw:image xlink:href="Pictures/1000020100000246000001C896F5C2093DEA902D.png" xlink:type="simple" xlink:show="embed" xlink:actuate="onLoad" loext:mime-type="image/png">
            <text:p/>
          </draw:image>
          <svg:desc>Diagrama

Descripción generada automáticamente</svg:desc>
        </draw:frame>
        <draw:frame draw:name="Imagen 4" draw:style-name="gr1" draw:text-style-name="P1" draw:layer="layout" svg:width="15.188cm" svg:height="10.928cm" svg:x="18.155cm" svg:y="1.452cm">
          <draw:image xlink:href="Pictures/100002010000023E0000019DAED27BF16CA6A34F.png" xlink:type="simple" xlink:show="embed" xlink:actuate="onLoad" loext:mime-type="image/png">
            <text:p/>
          </draw:image>
          <svg:desc>Texto

Descripción generada automáticamente</svg:desc>
        </draw:frame>
        <draw:custom-shape draw:name="QuadreDeText 1" draw:style-name="gr3" draw:text-style-name="P4" draw:layer="layout" svg:width="2.531cm" svg:height="1.098cm" svg:x="1.682cm" svg:y="0.701cm">
          <text:p text:style-name="P3"><text:span text:style-name="T1">M1-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5" draw:style-name="gr3" draw:text-style-name="P4" draw:layer="layout" svg:width="2.523cm" svg:height="1.098cm" svg:x="12.753cm" svg:y="0.831cm">
          <text:p text:style-name="P3"><text:span text:style-name="T1">M2-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6" draw:style-name="gr3" draw:text-style-name="P4" draw:layer="layout" svg:width="2.506cm" svg:height="1.098cm" svg:x="1.312cm" svg:y="11.825cm">
          <text:p text:style-name="P3"><text:span text:style-name="T1">M3-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7" draw:style-name="gr3" draw:text-style-name="P4" draw:layer="layout" svg:width="2.573cm" svg:height="1.098cm" svg:x="12.71cm" svg:y="11.825cm">
          <text:p text:style-name="P3"><text:span text:style-name="T1">M4-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3" draw:style-name="gr4" draw:text-style-name="P4" draw:layer="layout" svg:width="17.757cm" svg:height="2.98cm" svg:x="0cm" svg:y="13.7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_20_blanco">
        <draw:frame draw:name="Imagen 1" draw:style-name="gr1" draw:text-style-name="P1" draw:layer="layout" svg:width="8.387cm" svg:height="2.328cm" svg:x="22.444cm" svg:y="2.09cm">
          <draw:image xlink:href="Pictures/100002010000013D00000058C0AD7B014E7D8729.png" xlink:type="simple" xlink:show="embed" xlink:actuate="onLoad" loext:mime-type="image/png">
            <text:p/>
          </draw:image>
        </draw:frame>
        <draw:frame draw:name="Imagen 2" draw:style-name="gr1" draw:text-style-name="P1" draw:layer="layout" svg:width="8.176cm" svg:height="2.936cm" svg:x="22.444cm" svg:y="5.467cm">
          <draw:image xlink:href="Pictures/10000201000001350000006F8FC2C17112792DBC.png" xlink:type="simple" xlink:show="embed" xlink:actuate="onLoad" loext:mime-type="image/png">
            <text:p/>
          </draw:image>
        </draw:frame>
        <draw:frame draw:name="Imagen 3" draw:style-name="gr1" draw:text-style-name="P1" draw:layer="layout" svg:width="9.419cm" svg:height="7.805cm" svg:x="21.775cm" svg:y="9.525cm">
          <draw:image xlink:href="Pictures/100002010000016400000127160AF6575D7C7A12.png" xlink:type="simple" xlink:show="embed" xlink:actuate="onLoad" loext:mime-type="image/png">
            <text:p/>
          </draw:image>
        </draw:frame>
        <draw:g draw:name="Grupo 23">
          <draw:g draw:name="Grupo 16">
            <draw:frame draw:name="Imagen 5" draw:style-name="gr5" draw:text-style-name="P1" draw:layer="layout" svg:width="4.218cm" svg:height="4.797cm" draw:transform="rotate (-0.805993048570982) translate (8.187cm 4.774cm)">
              <draw:image xlink:href="Pictures/10000201000001C8000001D9B1DE87A6B5D734EC.png" xlink:type="simple" xlink:show="embed" xlink:actuate="onLoad" loext:mime-type="image/png">
                <text:p/>
              </draw:image>
            </draw:frame>
            <draw:custom-shape draw:name="Rectángulo 6" draw:style-name="gr6" draw:text-style-name="P5" draw:layer="layout" svg:width="1.976cm" svg:height="3.995cm" draw:transform="rotate (-0.805993048570982) translate (8.229cm 5.814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7" draw:style-name="gr6" draw:text-style-name="P5" draw:layer="layout" svg:width="0.82cm" svg:height="1.195cm" draw:transform="rotate (-0.805993048570982) translate (6.801cm 5.93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8" draw:style-name="gr6" draw:text-style-name="P5" draw:layer="layout" svg:width="0.667cm" svg:height="0.291cm" draw:transform="rotate (-0.805993048570982) translate (4.816cm 8.008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9" draw:style-name="gr6" draw:text-style-name="P5" draw:layer="layout" svg:width="0.667cm" svg:height="0.291cm" draw:transform="rotate (-0.805993048570982) translate (5.961cm 9.371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10" draw:style-name="gr6" draw:text-style-name="P5" draw:layer="layout" svg:width="0.667cm" svg:height="0.205cm" draw:transform="rotate (-0.805993048570982) translate (7.29cm 10.555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11" draw:style-name="gr6" draw:text-style-name="P5" draw:layer="layout" svg:width="0.138cm" svg:height="1.019cm" draw:transform="rotate (-0.805993048570982) translate (8.435cm 10.30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12" draw:style-name="gr6" draw:text-style-name="P5" draw:layer="layout" svg:width="0.11cm" svg:height="0.205cm" draw:transform="rotate (-0.805993048570982) translate (11.079cm 7.787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13" draw:style-name="gr6" draw:text-style-name="P5" draw:layer="layout" svg:width="0.11cm" svg:height="0.205cm" draw:transform="rotate (-0.805993048570982) translate (8.261cm 4.722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ángulo 15" draw:style-name="gr6" draw:text-style-name="P5" draw:layer="layout" svg:width="0.11cm" svg:height="0.205cm" draw:transform="rotate (-0.805993048570982) translate (7.617cm 5.244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Conector recto de flecha 18" draw:style-name="gr7" draw:text-style-name="P1" draw:layer="layout" svg:width="0.001cm" svg:height="4.004cm" draw:transform="rotate (0.805993048570981) translate (7.641cm 5.347cm)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onector recto de flecha 19" draw:style-name="gr7" draw:text-style-name="P1" draw:layer="layout" svg:width="3.263cm" svg:height="0.001cm" draw:transform="rotate (0.805993048570981) translate (5.967cm 8.15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uadroTexto 21" draw:style-name="gr3" draw:text-style-name="P4" draw:layer="layout" svg:width="1.113cm" svg:height="1.116cm" draw:transform="rotate (0.764803278223915) translate (9.958cm 5.143cm)">
            <text:p text:style-name="P3"><text:span text:style-name="T2">u</text:span><text:span text:style-name="T3">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22" draw:style-name="gr3" draw:text-style-name="P4" draw:layer="layout" svg:width="1.079cm" svg:height="1.116cm" draw:transform="rotate (0.764803278223915) translate (5.013cm 5.493cm)">
            <text:p text:style-name="P3"><text:span text:style-name="T2">u</text:span><text:span text:style-name="T3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onector recto de flecha 25" draw:style-name="gr8" draw:text-style-name="P1" draw:layer="layout" svg:width="0.001cm" svg:height="8.797cm" svg:x="2.032cm" svg:y="5.5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27" draw:style-name="gr8" draw:text-style-name="P1" draw:layer="layout" svg:width="9.857cm" svg:height="0.001cm" svg:x="2.02cm" svg:y="14.2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adroTexto 29" draw:style-name="gr3" draw:text-style-name="P4" draw:layer="layout" svg:width="0.956cm" svg:height="1.098cm" svg:x="11.269cm" svg:y="13.135cm">
          <text:p text:style-name="P3"><text:span text:style-name="T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3" draw:text-style-name="P4" draw:layer="layout" svg:width="0.96cm" svg:height="1.098cm" svg:x="2.161cm" svg:y="4.911cm">
          <text:p text:style-name="P3"><text:span text:style-name="T4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9" draw:text-style-name="P1" draw:layer="layout" svg:width="0.001cm" svg:height="3.902cm" svg:x="7.951cm" svg:y="4.0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2" draw:style-name="gr9" draw:text-style-name="P1" draw:layer="layout" svg:width="3.807cm" svg:height="0.07cm" svg:x="7.939cm" svg:y="7.7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rco 36" draw:style-name="gr10" draw:text-style-name="P6" draw:layer="layout" svg:width="1.976cm" svg:height="1.946cm" svg:x="6.972cm" svg:y="6.87cm">
          <text:p><text:span text:style-name="T7"/></text:p>
          <draw:enhanced-geometry draw:mirror-horizontal="false" draw:mirror-vertical="false" draw:text-areas="?f36 ?f42 ?f24 ?f30" svg:viewBox="0 0 0 0" draw:type="ooxml-arc" draw:modifiers="19156823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37" draw:style-name="gr10" draw:text-style-name="P6" draw:layer="layout" svg:width="1.976cm" svg:height="1.946cm" svg:x="6.96cm" svg:y="6.882cm">
          <text:p><text:span text:style-name="T7"/></text:p>
          <draw:enhanced-geometry draw:mirror-horizontal="false" draw:mirror-vertical="false" draw:text-areas="?f36 ?f42 ?f24 ?f30" svg:viewBox="0 0 0 0" draw:type="ooxml-arc" draw:modifiers="13631727 1627437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uadroTexto 38" draw:style-name="gr3" draw:text-style-name="P4" draw:layer="layout" svg:width="0.833cm" svg:height="1.013cm" svg:x="8.843cm" svg:y="6.838cm">
          <text:p text:style-name="P3"><text:span text:style-name="T5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3" draw:text-style-name="P4" draw:layer="layout" svg:width="0.833cm" svg:height="1.013cm" svg:x="7.233cm" svg:y="6.082cm">
          <text:p text:style-name="P3"><text:span text:style-name="T5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11" draw:text-style-name="P4" draw:layer="layout" svg:width="0.003cm" svg:height="1.525cm" svg:x="16.224cm" svg:y="7.519cm">
          <text:p text:style-name="P3"><text:span text:style-name="T6"/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41" draw:style-name="gr4" draw:text-style-name="P4" draw:layer="layout" svg:width="3.259cm" svg:height="2.017cm" svg:x="13.053cm" svg:y="4.9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CuadroTexto 42" draw:style-name="gr11" draw:text-style-name="P4" draw:layer="layout" svg:width="0.583cm" svg:height="0.763cm" svg:x="14.46cm" svg:y="9.993cm">
          <text:p text:style-name="P3"><text:span text:style-name="T8">x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11" draw:text-style-name="P4" draw:layer="layout" svg:width="0.583cm" svg:height="0.763cm" svg:x="14.457cm" svg:y="10.996cm">
          <text:p text:style-name="P3"><text:span text:style-name="T8">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n_20_blanco">
        <draw:custom-shape draw:name="Elipse 1" draw:style-name="gr12" draw:text-style-name="P6" draw:layer="layout" svg:width="6.916cm" svg:height="4.469cm" svg:x="0.379cm" svg:y="1.84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adroTexto 2" draw:style-name="gr3" draw:text-style-name="P4" draw:layer="layout" svg:width="6.248cm" svg:height="1.267cm" svg:x="0.803cm" svg:y="3.341cm">
          <text:p text:style-name="P3"><text:span text:style-name="T9">/serial_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3" draw:style-name="gr13" draw:text-style-name="P6" draw:layer="layout" svg:width="6.09cm" svg:height="4.841cm" svg:x="4.165cm" svg:y="4.194cm">
          <text:p><text:span text:style-name="T6"/></text:p>
          <draw:enhanced-geometry draw:mirror-horizontal="false" draw:mirror-vertical="false" draw:text-areas="?f36 ?f42 ?f24 ?f30" svg:viewBox="0 0 0 0" draw:type="ooxml-arc" draw:modifiers="16328987 21441347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uadroTexto 4" draw:style-name="gr3" draw:text-style-name="P4" draw:layer="layout" svg:width="8.635cm" svg:height="1.267cm" svg:x="7.01cm" svg:y="2.164cm">
          <text:p text:style-name="P3"><text:span text:style-name="T10">/pen_ ori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3" draw:text-style-name="P4" draw:layer="layout" svg:width="5.528cm" svg:height="0.843cm" svg:x="7.706cm" svg:y="3.315cm">
          <text:p text:style-name="P3"><text:span text:style-name="T11">std_msgs/Float32Multi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" draw:style-name="gr3" draw:text-style-name="P4" draw:layer="layout" svg:width="5.829cm" svg:height="1.098cm" svg:x="3.352cm" svg:y="6.263cm">
          <text:p text:style-name="P3"><text:span text:style-name="T12">/pen_pos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3" draw:text-style-name="P4" draw:layer="layout" svg:width="3.162cm" svg:height="0.843cm" svg:x="4.495cm" svg:y="7.141cm">
          <text:p text:style-name="P3"><text:span text:style-name="T11">std_msgs/B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8" draw:style-name="gr14" draw:text-style-name="P6" draw:layer="layout" svg:width="6.09cm" svg:height="5.137cm" svg:x="3.656cm" svg:y="3.687cm">
          <text:p><text:span text:style-name="T6"/></text:p>
          <draw:enhanced-geometry draw:mirror-horizontal="false" draw:mirror-vertical="false" draw:text-areas="?f36 ?f42 ?f24 ?f30" svg:viewBox="0 0 0 0" draw:type="ooxml-arc" draw:modifiers="4588707 10721593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uadroTexto 9" draw:style-name="gr3" draw:text-style-name="P4" draw:layer="layout" svg:width="4.825cm" svg:height="1.098cm" svg:x="1.597cm" svg:y="9.985cm">
          <text:p text:style-name="P3"><text:span text:style-name="T12">/pen_ op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3" draw:text-style-name="P4" draw:layer="layout" svg:width="3.162cm" svg:height="0.843cm" svg:x="2.512cm" svg:y="10.929cm">
          <text:p text:style-name="P3"><text:span text:style-name="T11">std_msgs/B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1" draw:style-name="gr14" draw:text-style-name="P6" draw:layer="layout" svg:width="10.306cm" svg:height="7.144cm" svg:x="2.147cm" svg:y="3.263cm">
          <text:p><text:span text:style-name="T6"/></text:p>
          <draw:enhanced-geometry draw:mirror-horizontal="false" draw:mirror-vertical="false" draw:text-areas="?f36 ?f42 ?f24 ?f30" svg:viewBox="0 0 0 0" draw:type="ooxml-arc" draw:modifiers="4588707 11290737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name="Imagen 12" draw:style-name="gr1" draw:text-style-name="P1" draw:layer="layout" svg:width="4.212cm" svg:height="2.299cm" svg:x="1.361cm" svg:y="14.083cm">
          <draw:image xlink:href="Pictures/10000000000001F40000011127101F556AB707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apositiva_20_de_20_título" presentation:presentation-page-layout-name="AL1T0">
        <draw:custom-shape draw:name="Conector recto de flecha 6" draw:style-name="gr15" draw:text-style-name="P1" draw:layer="layout" svg:width="6.503cm" svg:height="0.001cm" svg:x="12.831cm" svg:y="11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2" draw:text-style-name="P6" draw:layer="layout" svg:width="8.889cm" svg:height="5.026cm" svg:x="19.334cm" svg:y="9.43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adroTexto 9" draw:style-name="gr16" draw:text-style-name="P8" draw:layer="layout" svg:width="2.721cm" svg:height="1.013cm" svg:x="14.459cm" svg:y="15.86cm">
          <text:p text:style-name="P7"><text:span text:style-name="T13">/od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3" draw:text-style-name="P4" draw:layer="layout" svg:width="7.814cm" svg:height="1.098cm" svg:x="12.541cm" svg:y="17.978cm">
          <text:p text:style-name="P3"><text:span text:style-name="T14">nav_msgs/Odome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22" draw:style-name="gr12" draw:text-style-name="P6" draw:layer="layout" svg:width="8.889cm" svg:height="5.026cm" svg:x="3.801cm" svg:y="9.37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adroTexto 23" draw:style-name="gr3" draw:text-style-name="P4" draw:layer="layout" svg:width="3.378cm" svg:height="1.436cm" svg:x="4.451cm" svg:y="7.808cm">
          <text:p text:style-name="P3"><text:span text:style-name="T15">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3" draw:text-style-name="P4" draw:layer="layout" svg:width="6.553cm" svg:height="1.436cm" svg:x="4.5cm" svg:y="11.115cm">
          <text:p text:style-name="P3"><text:span text:style-name="T16">/rUBot_na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8" draw:style-name="gr17" draw:text-style-name="P6" draw:layer="layout" svg:width="13.626cm" svg:height="6.25cm" svg:x="9.223cm" svg:y="11.253cm">
          <text:p><text:span text:style-name="T6"/></text:p>
          <draw:enhanced-geometry draw:mirror-horizontal="false" draw:mirror-vertical="false" draw:text-areas="?f36 ?f42 ?f24 ?f30" svg:viewBox="0 0 0 0" draw:type="ooxml-arc" draw:modifiers="21571653 10781742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uadroTexto 25" draw:style-name="gr18" draw:text-style-name="P8" draw:layer="layout" svg:width="3.606cm" svg:height="1.013cm" svg:x="14.279cm" svg:y="10.109cm">
          <text:p text:style-name="P7"><text:span text:style-name="T13">/cmd_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6" draw:style-name="gr3" draw:text-style-name="P4" draw:layer="layout" svg:width="7.353cm" svg:height="1.013cm" svg:x="12.122cm" svg:y="12.626cm">
          <text:p text:style-name="P3"><text:span text:style-name="T7">geometry_msgs/Tw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4" draw:style-name="gr3" draw:text-style-name="P4" draw:layer="layout" svg:width="7.196cm" svg:height="1.436cm" svg:x="20.611cm" svg:y="11.075cm">
          <text:p text:style-name="P3"><text:span text:style-name="T16">/serial_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6" draw:style-name="gr19" draw:text-style-name="P8" draw:layer="layout" svg:width="2.366cm" svg:height="1.011cm" svg:x="13.83cm" svg:y="4.956cm">
          <text:p text:style-name="P7"><text:span text:style-name="T17">/sc</text:span><text:span text:style-name="T13">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7" draw:style-name="gr20" draw:text-style-name="P10" draw:layer="layout" svg:width="6.421cm" svg:height="0.843cm" svg:x="11.762cm" svg:y="7.124cm">
          <text:p text:style-name="P9"><text:span text:style-name="T18">sensor_m</text:span><text:span text:style-name="T19">sgs/LaserSc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8" draw:style-name="gr17" draw:text-style-name="P6" draw:layer="layout" svg:width="13.626cm" svg:height="6.25cm" svg:x="9.417cm" svg:y="6.335cm">
          <text:p><text:span text:style-name="T6"/></text:p>
          <draw:enhanced-geometry draw:mirror-horizontal="false" draw:mirror-vertical="true" draw:text-areas="?f36 ?f42 ?f24 ?f30" svg:viewBox="0 0 0 0" draw:type="ooxml-arc" draw:modifiers="3083598 10781742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Elipse 19" draw:style-name="gr12" draw:text-style-name="P6" draw:layer="layout" svg:width="6.363cm" svg:height="3.974cm" svg:x="18.523cm" svg:y="4.8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adroTexto 1" draw:style-name="gr21" draw:text-style-name="P12" draw:layer="layout" svg:width="4.787cm" svg:height="0.927cm" svg:x="19.542cm" svg:y="6.135cm">
          <text:p text:style-name="P11"><text:span text:style-name="T20">/ydlidar_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0" draw:style-name="gr3" draw:text-style-name="P4" draw:layer="layout" svg:width="3.378cm" svg:height="1.436cm" svg:x="25.019cm" svg:y="6.121cm">
          <text:p text:style-name="P3"><text:span text:style-name="T15">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21" draw:style-name="gr12" draw:text-style-name="P6" draw:layer="layout" svg:width="6.363cm" svg:height="3.974cm" svg:x="18.614cm" svg:y="0.25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adroTexto 27" draw:style-name="gr22" draw:text-style-name="P12" draw:layer="layout" svg:width="5.46cm" svg:height="0.927cm" svg:x="19.095cm" svg:y="1.612cm">
          <text:p text:style-name="P11"><text:span text:style-name="T20">/raspicam_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3" draw:text-style-name="P4" draw:layer="layout" svg:width="3.378cm" svg:height="1.436cm" svg:x="25.163cm" svg:y="1.608cm">
          <text:p text:style-name="P3"><text:span text:style-name="T15">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23" draw:text-style-name="P14" draw:layer="layout" svg:width="8.538cm" svg:height="0.883cm" svg:x="10.445cm" svg:y="0.894cm">
          <text:p text:style-name="P13"><text:span text:style-name="T21">/raspicam_node/image_ra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24" draw:text-style-name="P10" draw:layer="layout" svg:width="5.426cm" svg:height="0.843cm" svg:x="13.086cm" svg:y="2.803cm">
          <text:p text:style-name="P9"><text:span text:style-name="T19">sensor_msgs/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31" draw:style-name="gr17" draw:text-style-name="P6" draw:layer="layout" svg:width="19.207cm" svg:height="14.073cm" svg:x="8.272cm" svg:y="2.012cm">
          <text:p><text:span text:style-name="T6"/></text:p>
          <draw:enhanced-geometry draw:mirror-horizontal="false" draw:mirror-vertical="true" draw:text-areas="?f36 ?f42 ?f24 ?f30" svg:viewBox="0 0 0 0" draw:type="ooxml-arc" draw:modifiers="5013535 10913513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name="Imagen 43" draw:style-name="gr1" draw:text-style-name="P1" draw:layer="layout" svg:width="4.83cm" svg:height="2.637cm" svg:x="23.6cm" svg:y="15.092cm">
          <draw:image xlink:href="Pictures/10000000000001F40000011127101F556AB707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mbria Math" svg:font-family="'Cambria Math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Arial Narrow" svg:font-family="'Arial Narrow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ambria Math1" svg:font-family="'Cambria Math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s" fo:country="E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2-05-08">8/05/22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En_20_blanco" style:display-name="En blanco" style:page-layout-name="PM1" draw:style-name="Mdp1">
      <draw:frame draw:name="Marcador de fecha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2-05-08">8/05/22</text:date></text:span></text:p>
        </draw:text-box>
      </draw:frame>
      <draw:frame draw:name="Marcador de pie de página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En_20_blanco-title" draw:layer="backgroundobjects" svg:width="30.479cm" svg:height="3.18cm" svg:x="1.693cm" svg:y="0.76cm" presentation:class="title" presentation:placeholder="true">
        <draw:text-box/>
      </draw:frame>
      <draw:frame presentation:style-name="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En_20_blanco-title" draw:layer="backgroundobjects" svg:width="19.798cm" svg:height="11.136cm" svg:x="0.6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ción de PowerPoint</dc:title>
    <meta:initial-creator>Dr. Manel Puig i Vidal</meta:initial-creator>
    <meta:editing-cycles>5</meta:editing-cycles>
    <meta:creation-date>2021-03-02T09:34:26</meta:creation-date>
    <dc:date>2022-05-08T09:52:31.627778580</dc:date>
    <meta:editing-duration>PT2H7M32S</meta:editing-duration>
    <meta:generator>LibreOffice/6.4.7.2$Linux_X86_64 LibreOffice_project/40$Build-2</meta:generator>
    <meta:document-statistic meta:object-count="12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

<file path=Object 1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sub>
                    <mi mathvariant="italic">𝑢</mi>
                    <mi mathvariant="italic">𝑓</mi>
                  </msub>
                </mtd>
              </mtr>
              <mtr>
                <mtd>
                  <msub>
                    <mi mathvariant="italic">𝑢</mi>
                    <mi mathvariant="italic">𝑙</mi>
                  </msub>
                </mtd>
              </mtr>
              <mtr>
                <mtd>
                  <mi mathvariant="italic">𝜔</mi>
                </mtd>
              </mtr>
            </mtable>
          </mrow>
          <mo fence="true" stretchy="true">)</mo>
        </mrow>
        <mo stretchy="false">=</mo>
        <mfrac>
          <mi mathvariant="italic">𝑅</mi>
          <mn>4</mn>
        </mfrac>
      </mrow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table>
                  <mtr>
                    <mtd>
                      <mn>1</mn>
                    </mtd>
                    <mtd>
                      <mn>1</mn>
                    </mtd>
                  </mtr>
                </mtable>
              </mtd>
            </mtr>
            <mtr>
              <mtd>
                <mrow>
                  <mi>−</mi>
                  <mn>1</mn>
                </mrow>
              </mtd>
              <mtd>
                <mn>1</mn>
              </mtd>
              <mtd>
                <mtable>
                  <mtr>
                    <mtd>
                      <mn>1</mn>
                    </mtd>
                    <mtd>
                      <mrow>
                        <mi>−</mi>
                        <mn>1</mn>
                      </mrow>
                    </mtd>
                  </mtr>
                </mtable>
              </mtd>
            </mtr>
            <mtr>
              <mtd>
                <mfrac>
                  <mrow>
                    <mi>−</mi>
                    <mn>1</mn>
                  </mrow>
                  <mrow>
                    <mn>2</mn>
                    <mrow>
                      <mo fence="true" stretchy="true">(</mo>
                      <mrow>
                        <mrow>
                          <mi mathvariant="italic">𝑎</mi>
                          <mo stretchy="false">+</mo>
                          <mi mathvariant="italic">𝑏</mi>
                        </mrow>
                      </mrow>
                      <mo fence="true" stretchy="true">)</mo>
                    </mrow>
                  </mrow>
                </mfrac>
              </mtd>
              <mtd>
                <mfrac>
                  <mn>1</mn>
                  <mrow>
                    <mn>2</mn>
                    <mrow>
                      <mo fence="true" stretchy="true">(</mo>
                      <mrow>
                        <mrow>
                          <mi mathvariant="italic">𝑎</mi>
                          <mo stretchy="false">+</mo>
                          <mi mathvariant="italic">𝑏</mi>
                        </mrow>
                      </mrow>
                      <mo fence="true" stretchy="true">)</mo>
                    </mrow>
                  </mrow>
                </mfrac>
              </mtd>
              <mtd>
                <mtable>
                  <mtr>
                    <mtd>
                      <mfrac>
                        <mrow>
                          <mi>−</mi>
                          <mn>1</mn>
                        </mrow>
                        <mrow>
                          <mn>2</mn>
                          <mrow>
                            <mo fence="true" stretchy="true">(</mo>
                            <mrow>
                              <mrow>
                                <mi mathvariant="italic">𝑎</mi>
                                <mo stretchy="false">+</mo>
                                <mi mathvariant="italic">𝑏</mi>
                              </mrow>
                            </mrow>
                            <mo fence="true" stretchy="true">)</mo>
                          </mrow>
                        </mrow>
                      </mfrac>
                    </mtd>
                    <mtd>
                      <mfrac>
                        <mn>1</mn>
                        <mrow>
                          <mn>2</mn>
                          <mrow>
                            <mo fence="true" stretchy="true">(</mo>
                            <mrow>
                              <mrow>
                                <mi mathvariant="italic">𝑎</mi>
                                <mo stretchy="false">+</mo>
                                <mi mathvariant="italic">𝑏</mi>
                              </mrow>
                            </mrow>
                            <mo fence="true" stretchy="true">)</mo>
                          </mrow>
                        </mrow>
                      </mfrac>
                    </mtd>
                  </mtr>
                </mtable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 mathvariant="italic">𝜔</mi>
                  <mrow>
                    <mi mathvariant="italic">𝑑</mi>
                    <mn>1</mn>
                  </mrow>
                </msub>
              </mtd>
            </mtr>
            <mtr>
              <mtd>
                <msub>
                  <mi mathvariant="italic">𝜔</mi>
                  <mrow>
                    <mi mathvariant="italic">𝑑</mi>
                    <mn>2</mn>
                  </mrow>
                </msub>
              </mtd>
            </mtr>
            <mtr>
              <mtd>
                <mtable>
                  <mtr>
                    <mtd>
                      <msub>
                        <mi mathvariant="italic">𝜔</mi>
                        <mrow>
                          <mi mathvariant="italic">𝑑</mi>
                          <mn>3</mn>
                        </mrow>
                      </msub>
                    </mtd>
                  </mtr>
                  <mtr>
                    <mtd>
                      <msub>
                        <mi mathvariant="italic">𝜔</mi>
                        <mrow>
                          <mi mathvariant="italic">𝑑</mi>
                          <mn>4</mn>
                        </mrow>
                      </msub>
                    </mtd>
                  </mtr>
                </mtable>
              </mtd>
            </mtr>
          </mtable>
        </mrow>
        <mo fence="true" stretchy="true">)</mo>
      </mrow>
    </mrow>
    <annotation encoding="StarMath 5.0">left (matrix {{𝑢} rsub {𝑓} ## {𝑢} rsub {𝑙} ## 𝜔} right ) = {𝑅} over {4} left (matrix {1 # 1 # matrix {1               # 1} ## −1 # 1 # matrix {1            # −1} ## {−1} over {2 left (𝑎 + 𝑏 right )} # {1} over {2 left (𝑎 + 𝑏 right )} # matrix {{−1} over {2 left (𝑎 + 𝑏 right )} # {1} over {2 left (𝑎 + 𝑏 right )}}} right ) left (matrix {{𝜔} rsub {𝑑 1} ## {𝜔} rsub {𝑑 2} ## matrix {{𝜔} rsub {𝑑 3} ## {𝜔} rsub {𝑑 4}}} right )</annotation>
  </semantics>
</math>
</file>

<file path=Object 2/content.xml><?xml version="1.0" encoding="utf-8"?>
<math xmlns="http://www.w3.org/1998/Math/MathML" display="block">
  <semantics>
    <mrow>
      <mi mathvariant="italic">𝜃</mi>
      <mo stretchy="false">=</mo>
      <mrow>
        <mo stretchy="false">∫</mo>
        <mrow>
          <mi mathvariant="italic">𝜔</mi>
          <mi mathvariant="italic">𝑑𝑡</mi>
        </mrow>
      </mrow>
    </mrow>
    <annotation encoding="StarMath 5.0">𝜃 = int {𝜔   𝑑𝑡}</annotation>
  </semantics>
</math>
</file>